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en" fo:country="US"/>
    </style:style>
    <style:style style:name="T7" style:family="text">
      <style:text-properties style:text-position="sub 58%" fo:language="en" fo:country="US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Wybór rodzaju napędu <text:s/>1 , 2 , 3 , 4 (karetka, tłoczysko, PION, ETT)</text:p>
      <text:p text:style-name="Standard">2. określenie skoku i porównanie z kolumną A. <text:s text:c="2"/></text:p>
      <text:p text:style-name="Standard"><text:span text:style-name="T1">Jeśli <text:s/></text:span><text:span text:style-name="T2">1.1 </text:span><text:span text:style-name="T1">= <text:s/>1 to-&gt; </text:span><text:span text:style-name="T2">3.</text:span></text:p>
      <text:p text:style-name="Standard">3. wybór instalacji siłownika:</text:p>
      <text:list xml:id="list3808454014156714311" text:style-name="WWNum1">
        <text:list-item>
          <text:p text:style-name="P5">Poziomo <text:s/>3.1</text:p>
        </text:list-item>
      </text:list>
      <text:list xml:id="list4269588459556634251" text:style-name="WWNum2">
        <text:list-item>
          <text:p text:style-name="P6">karetką do góry 3.1.1</text:p>
        </text:list-item>
        <text:list-item>
          <text:p text:style-name="P6">karetką do dołu 3.1.2</text:p>
        </text:list-item>
        <text:list-item>
          <text:p text:style-name="P6">karetka na bok 3.1.3</text:p>
        </text:list-item>
      </text:list>
      <text:list xml:id="list220938855574508" text:continue-list="list3808454014156714311" text:style-name="WWNum1">
        <text:list-item>
          <text:p text:style-name="P5">pionowo 3.2</text:p>
        </text:list-item>
      </text:list>
      <text:p text:style-name="Standard">4. określenie środka ciężkości i masy lub sił na karetce</text:p>
      <text:p text:style-name="Standard"><text:span text:style-name="T1">jeśli 3.1.1 lub 3.1.2</text:span></text:p>
      <text:p text:style-name="Standard"><text:span text:style-name="T1">User podaje m i I</text:span></text:p>
      <text:p text:style-name="Standard"><text:bookmark-start text:name="__DdeLink__129_1791877581"/>Fz=m*g<text:bookmark-end text:name="__DdeLink__129_1791877581"/> <text:s/>, <text:s/><text:bookmark-start text:name="__DdeLink__131_1791877581"/>Mx = l*m*g<text:bookmark-end text:name="__DdeLink__131_1791877581"/> , My=l*m*g – I jest dane</text:p>
      <text:p text:style-name="Standard">Fz porównać z kolumną B – jak wyliczona &lt; od tabeli to ok</text:p>
      <text:p text:style-name="Standard">Mx porównać z kolumną D</text:p>
      <text:p text:style-name="Standard">My porównac z F</text:p>
      <text:p text:style-name="Standard"><text:span text:style-name="T1">jeśli <text:s/></text:span><text:span text:style-name="T2">3.1.3</text:span><text:span text:style-name="T1"> </text:span></text:p>
      <text:p text:style-name="Standard">Fy = m * g , <text:s/>Mx =I * m * g , </text:p>
      <text:p text:style-name="Standard">Fy porównać z kolumną C, Mx porównać z kolumną D</text:p>
      <text:p text:style-name="Standard"><text:span text:style-name="T1">jeśli </text:span><text:span text:style-name="T2">3.2</text:span></text:p>
      <text:p text:style-name="Standard">Mz=I <text:s/>* m * g , My= <text:s/>Iz * m * g, Mz porównać z E , My porównać z F</text:p>
      <text:p text:style-name="Standard"><text:span text:style-name="T1">jeśli </text:span><text:span text:style-name="T2">1.2 </text:span></text:p>
      <text:p text:style-name="Standard">5. wybranie orientacji pion 5.1 lub poziom 5.2 </text:p>
      <text:p text:style-name="Standard">określenie siły nacisku w N lub masy nacisku w kg (pokazanie ograniczenia prędkościowego dla tego skoku ) - user podaje N nacisk</text:p>
      <text:p text:style-name="Standard"/>
      <text:p text:style-name="Standard">Jeśli pion 5.1 F total = F + Fg porównać z kolumną ............</text:p>
      <text:p text:style-name="Standard">Jeśli <text:s/>poziom 5.2 F total = F porównac z kolumną.............</text:p>
      <text:p text:style-name="Standard">Wyliczenie potrzebnego momentu obrotowego na wejsciu napędu.</text:p>
      <text:p text:style-name="Standard"><text:span text:style-name="T3">k = Ftotal / Fmax</text:span></text:p>
      <text:p text:style-name="Standard"><text:soft-page-break/><text:span text:style-name="T3">M = Mmax * k</text:span></text:p>
      <text:p text:style-name="P1"/>
      <text:p text:style-name="P1"/>
      <text:p text:style-name="Standard"><text:span text:style-name="T3">6. Parametry ruchu</text:span></text:p>
      <text:p text:style-name="Standard"><text:span text:style-name="T3">6.1 <text:s/>Vmax___ , a max ____ - user</text:span></text:p>
      <text:p text:style-name="Standard"><text:span text:style-name="T3">6.2 t total ____</text:span></text:p>
      <text:p text:style-name="Standard"><text:span text:style-name="T3">6.3 t total____ <text:s/>, t acc/dcc ____</text:span></text:p>
      <text:p text:style-name="Standard">Jeśli 6.1</text:p>
      <text:p text:style-name="Standard">ograniczenie prowadzenia danych zgodnie z Max speed kolumna J i max axx kolumna K.</text:p>
      <text:p text:style-name="Standard"><text:span text:style-name="T1">jeśli </text:span><text:span text:style-name="T2">3.1 </text:span><text:span text:style-name="T1">-&gt;</text:span><text:span text:style-name="T2">6.1.1 <text:s/>(poziomo)</text:span></text:p>
      <text:p text:style-name="Standard"><text:span text:style-name="T2">M0 – jest w katalogu</text:span></text:p>
      <text:p text:style-name="Standard"><text:span text:style-name="T2">Obw – jest w katalogu</text:span></text:p>
      <text:p text:style-name="Standard"><text:span text:style-name="T2">mkaretki – z katalogu</text:span></text:p>
      <text:p text:style-name="Standard"><text:span text:style-name="T2">m – masa podana przez usera</text:span></text:p>
      <text:p text:style-name="Standard"><text:span text:style-name="T2">mtotal = m + mkaretki</text:span></text:p>
      <text:p text:style-name="Standard"><text:span text:style-name="T2">a - zadane</text:span></text:p>
      <text:p text:style-name="Standard"><text:span text:style-name="T2">Fa = mtotal * a</text:span></text:p>
      <text:p text:style-name="Standard"><text:bookmark-start text:name="__DdeLink__218_684858525"/><text:span text:style-name="T4">F= Fa + F0 = m</text:span><text:span text:style-name="T7">total</text:span><text:span text:style-name="T4"> * a + M0 * 2 * pi*/ <text:s/>Obw,</text:span><text:bookmark-end text:name="__DdeLink__218_684858525"/><text:span text:style-name="T4"> porownac F</text:span></text:p>
      <text:p text:style-name="Standard">Vmax &lt; 1m/s <text:s/>porównać z kolumną G</text:p>
      <text:p text:style-name="Standard">1m/s &lt; <text:s/>Vmax &lt; 3m/s <text:s/>, porównać z kolumną H</text:p>
      <text:p text:style-name="Standard"><text:bookmark text:name="__DdeLink__220_684858525"/>Vmax &gt; 3m/s <text:s/>, porównać z kolumną I</text:p>
      <text:p text:style-name="Standard"><text:span text:style-name="T1">jeśli </text:span><text:span text:style-name="T2">3.2 </text:span><text:span text:style-name="T1">-&gt;</text:span><text:span text:style-name="T2">6.1.2 <text:s/>(pionowo)</text:span></text:p>
      <text:p text:style-name="Standard"><text:span text:style-name="T4">F= Fg + Fa + F0 = m</text:span><text:span text:style-name="T7">total</text:span><text:span text:style-name="T4"> *g + m</text:span><text:span text:style-name="T7">total</text:span><text:span text:style-name="T4"> * a + M0 * 2 * pi*/ <text:s/>Obw</text:span></text:p>
      <text:p text:style-name="Standard">Vmax &lt; 1m/s <text:s/>porównać z kolumną G</text:p>
      <text:p text:style-name="Standard">1m/s &lt; <text:s/>Vmax &lt; 3m/s <text:s/>, porównać z kolumną H</text:p>
      <text:p text:style-name="Standard"><text:bookmark text:name="__DdeLink__214_684858525"/>Vmax &gt; 3m/s <text:s/>, porównać z kolumną I</text:p>
      <text:p text:style-name="Standard"/>
      <text:p text:style-name="Standard"/>
      <text:p text:style-name="Standard"><text:soft-page-break/>Mz = Iy * FA porównać z kolumną E</text:p>
      <text:p text:style-name="Standard">jeśli Iz &gt; 0 to: </text:p>
      <text:p text:style-name="Standard">My = Iz * FA <text:s text:c="2"/>porównać z kolumną F</text:p>
      <text:p text:style-name="Standard"/>
      <text:p text:style-name="Standard">Wyliczenie momentu obrotowego na wejściu napędu</text:p>
      <text:p text:style-name="Standard">Obwód koła napędzającego - kolumna L</text:p>
      <text:p text:style-name="Standard">r= Obw / ( 2 *pi )</text:p>
      <text:p text:style-name="Standard">M = FA * r <text:s/>, porównać z tabelą T2</text:p>
      <text:p text:style-name="Standard"/>
      <text:p text:style-name="Standard">Jeśli <text:span text:style-name="T8">6.2 </text:span></text:p>
      <text:p text:style-name="Standard">T<text:span text:style-name="T5">total</text:span>_____</text:p>
      <text:p text:style-name="Standard">napęd przyspiesza do polowy skoku i zwalnia <text:s/>druga połowę</text:p>
      <text:p text:style-name="Standard">S= ( a * t<text:span text:style-name="T9">2</text:span>) / 2</text:p>
      <text:p text:style-name="Standard">S= skok / 2</text:p>
      <text:p text:style-name="Standard">t=T<text:span text:style-name="T5">total</text:span>/2</text:p>
      <text:p text:style-name="Standard">a = ( S *2 ) / t<text:span text:style-name="T9">2</text:span></text:p>
      <text:p text:style-name="Standard">ponownie powrót do punktu <text:span text:style-name="T8">6.1</text:span></text:p>
      <text:p text:style-name="Standard"/>
      <text:p text:style-name="Standard"><text:span text:style-name="T3">Jeśli </text:span><text:span text:style-name="T4">6.3</text:span><text:span text:style-name="T3"> </text:span></text:p>
      <text:p text:style-name="Standard"><text:bookmark-start text:name="__DdeLink__216_684858525"/><text:span text:style-name="T3">t total____ <text:s/>, t acc/dcc ____</text:span></text:p>
      <text:p text:style-name="Standard"><text:span text:style-name="T3">k = t</text:span><text:span text:style-name="T6">acc</text:span><text:span text:style-name="T3"> / t</text:span><text:span text:style-name="T6">total</text:span></text:p>
      <text:p text:style-name="Standard">S= ( a * t<text:span text:style-name="T9">2</text:span>) / 2</text:p>
      <text:p text:style-name="Standard"/>
      <text:p text:style-name="Standard"><text:span text:style-name="T8">a = ( (S/k) * 2 ) / (t/k)</text:span><text:bookmark-end text:name="__DdeLink__216_684858525"/><text:span text:style-name="T10">2</text:span></text:p>
      <text:p text:style-name="Standard">ponownie powrót do punktu <text:span text:style-name="T8">6.1</text:span></text:p>
      <text:p text:style-name="P2"/>
      <text:p text:style-name="Standard">Zostają konkretne modele i wielkości napędów spełniające powyższe warunki. z potrzebnym momentem obrotowym na wałku. W zależności od typu napędu określane jest mocowanie przekładni lub bezpośrednio silnika. </text:p>
      <text:p text:style-name="P2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l" fo:country="PL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2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2:00</meta:creation-date>
    <meta:initial-creator>Misza</meta:initial-creator>
    <dc:language>en-US</dc:language>
    <dc:date>2017-03-21T22:09:37.006815397</dc:date>
    <meta:editing-cycles>18</meta:editing-cycles>
    <meta:editing-duration>P2DT1H1M35S</meta:editing-duration>
    <meta:generator>LibreOffice/5.0.6.2$Linux_X86_64 LibreOffice_project/00m0$Build-2</meta:generator>
    <meta:document-statistic meta:table-count="0" meta:image-count="0" meta:object-count="0" meta:page-count="4" meta:paragraph-count="74" meta:word-count="536" meta:character-count="2495" meta:non-whitespace-character-count="19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